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6d9e" officeooo:paragraph-rsid="00006d9e"/>
    </style:style>
    <style:style style:name="P2" style:family="paragraph" style:parent-style-name="Standard">
      <style:text-properties officeooo:rsid="000203cc" officeooo:paragraph-rsid="000203cc"/>
    </style:style>
    <style:style style:name="P3" style:family="paragraph" style:parent-style-name="Standard">
      <style:text-properties officeooo:rsid="000203cc" officeooo:paragraph-rsid="0003c4b8"/>
    </style:style>
    <style:style style:name="P4" style:family="paragraph" style:parent-style-name="Standard">
      <style:text-properties fo:font-weight="bold" officeooo:rsid="00006d9e" officeooo:paragraph-rsid="00006d9e" style:font-weight-asian="bold" style:font-weight-complex="bold"/>
    </style:style>
    <style:style style:name="P5" style:family="paragraph" style:parent-style-name="Standard">
      <style:text-properties fo:font-weight="bold" officeooo:rsid="000a83a3" officeooo:paragraph-rsid="000a83a3" style:font-weight-asian="bold" style:font-weight-complex="bold"/>
    </style:style>
    <style:style style:name="P6" style:family="paragraph" style:parent-style-name="Standard">
      <style:text-properties fo:font-weight="bold" officeooo:rsid="000e4bcf" officeooo:paragraph-rsid="000e4bcf" style:font-weight-asian="bold" style:font-weight-complex="bold"/>
    </style:style>
    <style:style style:name="P7" style:family="paragraph" style:parent-style-name="Standard">
      <style:text-properties officeooo:rsid="0003c4b8" officeooo:paragraph-rsid="0003c4b8"/>
    </style:style>
    <style:style style:name="P8" style:family="paragraph" style:parent-style-name="Standard">
      <style:text-properties officeooo:rsid="0006b284" officeooo:paragraph-rsid="0006b284"/>
    </style:style>
    <style:style style:name="P9" style:family="paragraph" style:parent-style-name="Standard">
      <style:text-properties fo:font-style="italic" officeooo:rsid="0006b284" officeooo:paragraph-rsid="0006b284" style:font-style-asian="italic" style:font-style-complex="italic"/>
    </style:style>
    <style:style style:name="P10" style:family="paragraph" style:parent-style-name="Standard">
      <style:text-properties fo:font-style="italic" style:text-underline-style="solid" style:text-underline-width="auto" style:text-underline-color="font-color" officeooo:rsid="0006b284" officeooo:paragraph-rsid="0006b284" style:font-style-asian="italic" style:font-style-complex="italic"/>
    </style:style>
    <style:style style:name="P11" style:family="paragraph" style:parent-style-name="Standard">
      <style:text-properties fo:font-style="italic" fo:font-weight="normal" officeooo:rsid="00182723" officeooo:paragraph-rsid="00182723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fo:font-weight="normal" officeooo:rsid="0017b852" officeooo:paragraph-rsid="0017b852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fo:font-weight="normal" officeooo:rsid="00190c8f" officeooo:paragraph-rsid="00190c8f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italic" fo:font-weight="normal" officeooo:rsid="001a8642" officeooo:paragraph-rsid="001a8642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color="#c9211e" officeooo:rsid="0006b284" officeooo:paragraph-rsid="0006b284"/>
    </style:style>
    <style:style style:name="P16" style:family="paragraph" style:parent-style-name="Standard">
      <style:text-properties officeooo:rsid="00077aa6" officeooo:paragraph-rsid="00077aa6"/>
    </style:style>
    <style:style style:name="P17" style:family="paragraph" style:parent-style-name="Standard">
      <style:text-properties fo:font-weight="normal" officeooo:rsid="000a83a3" officeooo:paragraph-rsid="000a83a3" style:font-weight-asian="normal" style:font-weight-complex="normal"/>
    </style:style>
    <style:style style:name="P18" style:family="paragraph" style:parent-style-name="Standard">
      <style:text-properties fo:font-weight="normal" officeooo:rsid="000bc65f" officeooo:paragraph-rsid="000bc65f" style:font-weight-asian="normal" style:font-weight-complex="normal"/>
    </style:style>
    <style:style style:name="P19" style:family="paragraph" style:parent-style-name="Standard">
      <style:text-properties fo:font-weight="normal" officeooo:rsid="000c5428" officeooo:paragraph-rsid="000c5428" style:font-weight-asian="normal" style:font-weight-complex="normal"/>
    </style:style>
    <style:style style:name="P20" style:family="paragraph" style:parent-style-name="Standard">
      <style:text-properties fo:font-weight="normal" officeooo:rsid="000e4bcf" officeooo:paragraph-rsid="000e4bcf" style:font-weight-asian="normal" style:font-weight-complex="normal"/>
    </style:style>
    <style:style style:name="P21" style:family="paragraph" style:parent-style-name="Standard">
      <style:text-properties fo:font-weight="normal" officeooo:rsid="000f4700" officeooo:paragraph-rsid="000f4700" style:font-weight-asian="normal" style:font-weight-complex="normal"/>
    </style:style>
    <style:style style:name="P22" style:family="paragraph" style:parent-style-name="Standard">
      <style:text-properties fo:font-weight="normal" officeooo:rsid="0010676b" officeooo:paragraph-rsid="0010676b" style:font-weight-asian="normal" style:font-weight-complex="normal"/>
    </style:style>
    <style:style style:name="P23" style:family="paragraph" style:parent-style-name="Standard">
      <style:text-properties fo:font-weight="normal" officeooo:rsid="0010fee0" officeooo:paragraph-rsid="0010fee0" style:font-weight-asian="normal" style:font-weight-complex="normal"/>
    </style:style>
    <style:style style:name="P24" style:family="paragraph" style:parent-style-name="Standard">
      <style:text-properties fo:font-weight="normal" officeooo:rsid="0010fee0" officeooo:paragraph-rsid="001bb5da" style:font-weight-asian="normal" style:font-weight-complex="normal"/>
    </style:style>
    <style:style style:name="P25" style:family="paragraph" style:parent-style-name="Standard">
      <style:text-properties fo:font-weight="normal" officeooo:rsid="00116089" officeooo:paragraph-rsid="00116089" style:font-weight-asian="normal" style:font-weight-complex="normal"/>
    </style:style>
    <style:style style:name="P26" style:family="paragraph" style:parent-style-name="Standard">
      <style:text-properties fo:font-weight="normal" officeooo:rsid="001259ea" officeooo:paragraph-rsid="001259ea" style:font-weight-asian="normal" style:font-weight-complex="normal"/>
    </style:style>
    <style:style style:name="P27" style:family="paragraph" style:parent-style-name="Standard">
      <style:text-properties fo:font-weight="normal" officeooo:rsid="00142f2b" officeooo:paragraph-rsid="00142f2b" style:font-weight-asian="normal" style:font-weight-complex="normal"/>
    </style:style>
    <style:style style:name="P28" style:family="paragraph" style:parent-style-name="Standard">
      <style:text-properties fo:font-weight="normal" officeooo:rsid="0017b852" officeooo:paragraph-rsid="0017b852" style:font-weight-asian="normal" style:font-weight-complex="normal"/>
    </style:style>
    <style:style style:name="P29" style:family="paragraph" style:parent-style-name="Standard">
      <style:text-properties fo:font-weight="normal" officeooo:rsid="001bb5da" officeooo:paragraph-rsid="001bb5da" style:font-weight-asian="normal" style:font-weight-complex="normal"/>
    </style:style>
    <style:style style:name="P30" style:family="paragraph" style:parent-style-name="Standard">
      <style:text-properties fo:font-weight="normal" officeooo:rsid="001e2fc4" officeooo:paragraph-rsid="001e2fc4" style:font-weight-asian="normal" style:font-weight-complex="normal"/>
    </style:style>
    <style:style style:name="P31" style:family="paragraph" style:parent-style-name="Standard">
      <style:text-properties fo:font-weight="normal" officeooo:rsid="001e515d" officeooo:paragraph-rsid="001e515d" style:font-weight-asian="normal" style:font-weight-complex="normal"/>
    </style:style>
    <style:style style:name="P32" style:family="paragraph" style:parent-style-name="Standard">
      <style:text-properties style:text-underline-style="solid" style:text-underline-width="auto" style:text-underline-color="font-color" fo:font-weight="bold" officeooo:rsid="00142f2b" officeooo:paragraph-rsid="00142f2b" style:font-weight-asian="bold" style:font-weight-complex="bold"/>
    </style:style>
    <style:style style:name="P33" style:family="paragraph" style:parent-style-name="Standard">
      <style:paragraph-properties fo:break-before="page"/>
      <style:text-properties fo:font-weight="bold" officeooo:rsid="000a83a3" officeooo:paragraph-rsid="000a83a3" style:font-weight-asian="bold" style:font-weight-complex="bold"/>
    </style:style>
    <style:style style:name="P34" style:family="paragraph" style:parent-style-name="Standard">
      <style:text-properties fo:font-weight="normal" officeooo:rsid="000bc65f" officeooo:paragraph-rsid="000bc65f" style:font-weight-asian="normal" style:font-weight-complex="normal"/>
    </style:style>
    <style:style style:name="P35" style:family="paragraph" style:parent-style-name="Standard">
      <style:text-properties fo:font-weight="normal" officeooo:rsid="0022c79a" officeooo:paragraph-rsid="0022c79a" style:font-weight-asian="normal" style:font-weight-complex="normal"/>
    </style:style>
    <style:style style:name="P36" style:family="paragraph" style:parent-style-name="Standard">
      <style:text-properties fo:font-weight="normal" officeooo:rsid="001e2fc4" officeooo:paragraph-rsid="001e2fc4" style:font-weight-asian="normal" style:font-weight-complex="normal"/>
    </style:style>
    <style:style style:name="P37" style:family="paragraph" style:parent-style-name="Standard">
      <style:text-properties fo:font-weight="normal" officeooo:rsid="00253bf4" officeooo:paragraph-rsid="00253bf4" style:font-weight-asian="normal" style:font-weight-complex="normal"/>
    </style:style>
    <style:style style:name="P38" style:family="paragraph">
      <loext:graphic-properties draw:fill-color="#eeeeee"/>
    </style:style>
    <style:style style:name="P39" style:family="paragraph">
      <style:paragraph-properties fo:text-align="center"/>
    </style:style>
    <style:style style:name="P40" style:family="paragraph">
      <loext:graphic-properties draw:fill-color="#fafaf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4bcf" style:font-weight-asian="bold" style:font-weight-complex="bold"/>
    </style:style>
    <style:style style:name="T3" style:family="text">
      <style:text-properties fo:font-weight="bold" officeooo:rsid="001521db" style:font-weight-asian="bold" style:font-weight-complex="bold"/>
    </style:style>
    <style:style style:name="T4" style:family="text">
      <style:text-properties officeooo:rsid="00021003"/>
    </style:style>
    <style:style style:name="T5" style:family="text">
      <style:text-properties officeooo:rsid="0003c4b8"/>
    </style:style>
    <style:style style:name="T6" style:family="text">
      <style:text-properties officeooo:rsid="0005438c"/>
    </style:style>
    <style:style style:name="T7" style:family="text">
      <style:text-properties fo:font-style="italic" officeooo:rsid="0003c4b8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officeooo:rsid="00099c3b"/>
    </style:style>
    <style:style style:name="T10" style:family="text">
      <style:text-properties officeooo:rsid="000bd766"/>
    </style:style>
    <style:style style:name="T11" style:family="text">
      <style:text-properties officeooo:rsid="000c5428"/>
    </style:style>
    <style:style style:name="T12" style:family="text">
      <style:text-properties officeooo:rsid="001521db"/>
    </style:style>
    <style:style style:name="T13" style:family="text">
      <style:text-properties officeooo:rsid="0015fa84"/>
    </style:style>
    <style:style style:name="T14" style:family="text">
      <style:text-properties officeooo:rsid="00175ccd"/>
    </style:style>
    <style:style style:name="T15" style:family="text">
      <style:text-properties officeooo:rsid="001d973e"/>
    </style:style>
    <style:style style:name="T16" style:family="text">
      <style:text-properties officeooo:rsid="001e2fc4"/>
    </style:style>
    <style:style style:name="T17" style:family="text">
      <style:text-properties officeooo:rsid="001e515d"/>
    </style:style>
    <style:style style:name="T18" style:family="text">
      <style:text-properties officeooo:rsid="001f7ac6"/>
    </style:style>
    <style:style style:name="T19" style:family="text">
      <style:text-properties officeooo:rsid="0020f16a"/>
    </style:style>
    <style:style style:name="T20" style:family="text">
      <style:text-properties officeooo:rsid="00214e8f"/>
    </style:style>
    <style:style style:name="gr1" style:family="graphic">
      <style:graphic-properties draw:stroke="solid" svg:stroke-color="#000000" draw:marker-end="" draw:fill-color="#eeeeee" draw:textarea-horizontal-align="justify" draw:textarea-vertical-align="middle" draw:auto-grow-height="false" fo:min-height="0.261cm" fo:min-width="0.2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color="#000000" draw:marker-end="" draw:textarea-horizontal-align="center" draw:textarea-vertical-align="middle" style:run-through="foreground"/>
    </style:style>
    <style:style style:name="gr4" style:family="graphic">
      <style:graphic-properties draw:stroke="solid" svg:stroke-color="#000000" draw:marker-end="" draw:fill-color="#fafafa" draw:textarea-horizontal-align="justify" draw:textarea-vertical-align="middle" draw:auto-grow-height="false" fo:min-height="0.208cm" fo:min-width="0.407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OO</text:p>
      <text:p text:style-name="P1"/>
      <text:p text:style-name="P1">3 Pilares</text:p>
      <text:p text:style-name="P1"/>
      <text:p text:style-name="P1">* <text:span text:style-name="T9">Abstração é considerada por alguns autores como o quarto pilar da POO e é considerar apenas aquilo que importa num determinado momento de programação de alguma classe.</text:span></text:p>
      <text:p text:style-name="P1">* <text:span text:style-name="T14">Na aula 10a o prof. falou que Abstração é considerar que mesmo em um universo de muitas caracaterísticas e comportamentos só os que me importam são “alguns”.</text:span></text:p>
      <text:p text:style-name="P1"/>
      <text:p text:style-name="P1"><text:span text:style-name="T9">1. </text:span>Encapsulamento</text:p>
      <text:p text:style-name="P1"><text:span text:style-name="T9">2. </text:span>Herança</text:p>
      <text:p text:style-name="P1"><text:span text:style-name="T9">3. </text:span>Polimorfismo</text:p>
      <text:p text:style-name="P1"/>
      <text:p text:style-name="P1"/>
      <text:p text:style-name="P3"><text:span text:style-name="T2">1) </text:span><text:span text:style-name="T1">Encapsulamento</text:span> → ocultar partes independentes da implementação, permitindo construir partes invisíveis ao mundo exterior. </text:p>
      <text:p text:style-name="P3"/>
      <text:p text:style-name="P3"><text:span text:style-name="T6">A comunicação c</text:span><text:span text:style-name="T4">om os objetos é feita através de mensagens </text:span><text:span text:style-name="T6">e essa comunicação é feita utilizando uma </text:span><text:span text:style-name="T7">interface</text:span><text:span text:style-name="T5">.</text:span></text:p>
      <text:p text:style-name="P2"/>
      <text:p text:style-name="P7"><text:span text:style-name="T8">Interface </text:span>→ lista de serviços fornecidos por um componente. É o contato com o mundo exterior, que define o que pode ser feito com um objeto dessa classe.</text:p>
      <text:p text:style-name="P2"/>
      <text:p text:style-name="P15">Importante! </text:p>
      <text:p text:style-name="P8">Encapsular não é obrigatório, mas é uma boa prática para produzir Classes mais eficientes.</text:p>
      <text:p text:style-name="P8"/>
      <text:p text:style-name="P8">É possível programar OO sem encapsular, mas sem encapsular o programa fica com menos qualidade.</text:p>
      <text:p text:style-name="P8"/>
      <text:p text:style-name="P10">Vantagens do encapsulamento:</text:p>
      <text:p text:style-name="P9"/>
      <text:p text:style-name="P8">1- Tornar mudanças invisíveis</text:p>
      <text:p text:style-name="P8">2- Facilitar a reautilização do código</text:p>
      <text:p text:style-name="P8">3- Reduzir efeitos colaterais</text:p>
      <text:p text:style-name="P8"/>
      <text:p text:style-name="P16">Obs.: Durante a construção de uma interface um método abstrato é previsto, mas não implementado.</text:p>
      <text:p text:style-name="P16"/>
      <text:p text:style-name="P5">Objetos são instâncias de uma classe.</text:p>
      <text:p text:style-name="P17"/>
      <text:p text:style-name="P18"><draw:g text:anchor-type="paragraph" draw:z-index="0" draw:style-name="gr2"><draw:line draw:name="Shape1" draw:style-name="gr3" draw:text-style-name="P39" svg:x1="10.5cm" svg:y1="0.75cm" svg:x2="12.712cm" svg:y2="0.75cm"><text:p/></draw:line><draw:custom-shape draw:name="Shape2_1" draw:style-name="gr4" draw:text-style-name="P40" svg:width="0.814cm" svg:height="0.415cm" svg:x="12.71cm" svg:y="0.552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draw:g><draw:custom-shape text:anchor-type="paragraph" draw:z-index="1" draw:name="Shape3" draw:style-name="gr1" draw:text-style-name="P38" svg:width="0.509cm" svg:height="0.782cm" draw:transform="rotate (1.57603231455088) translate (13.0633611111111cm 2.06727777777778cm)"><text:p/><draw:enhanced-geometry svg:viewBox="0 0 21600 21600" draw:mirror-horizontal="true" draw:glue-points="?f0 0 ?f1 10800 0 21600 10800 21600 21600 21600 ?f7 10800" draw:text-areas="?f1 10800 ?f2 18000 ?f3 7200 ?f4 21600" draw:type="isosceles-triangle" draw:modifiers="10779.1102514507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Agregação <text:span text:style-name="T11">(tem um…) </text:span>: é um tipo de relacionamento entre classes e na UML <text:span text:style-name="T10">(diagrama de classes)</text:span> é representada por uma linha contínua e um losango na ponta (<text:tab/> )sendo que o losango fica conectado à classe onde estão os atributos que são instâncias da classe de origem. <text:span text:style-name="T10">Este relacionamento tem um nome e é representado assim: nome_relacionamento </text:span></text:p>
      <text:p text:style-name="P19">No relacionamento é preciso indicar a multiplicidade usando um número e o asterisco 0..* ou 1..*, ou ainda, apenas o asterisco, semelhante ao Banco de Dados relacional, onde indicamos a cardinalidade.</text:p>
      <text:p text:style-name="P19"/>
      <text:p text:style-name="P19"/>
      <text:p text:style-name="P19"/>
      <text:p text:style-name="P19"/>
      <text:p text:style-name="P19"/>
      <text:p text:style-name="P6"><text:soft-page-break/>2) Herança</text:p>
      <text:p text:style-name="P20"/>
      <text:p text:style-name="P21">Permite basear uma nova classe na definição de uma outra classe previamente existente.</text:p>
      <text:p text:style-name="P22">A herança s<text:span text:style-name="T13">e</text:span>rá aplicada tanto para as características quanto para os comportamentos.</text:p>
      <text:p text:style-name="P22">Todos os atributos e métodos comuns a todas as classes, são separados numa outra classe (mãe) e esta vai ficar bem em cima no diagrama e para respresentar a herança usamos uma seta para cima.</text:p>
      <text:p text:style-name="P22"/>
      <text:p text:style-name="P23">Toda subclasse herda tudo da superclasse mesmo que não tenha tudo disponível e eu torno isso disponível através dos métodos público, privado e protegido.</text:p>
      <text:p text:style-name="P28"/>
      <text:p text:style-name="P12"><text:span text:style-name="T1">OBS: </text:span>Pode fazer encapsulamento sem herança e pode ter hernaça sem encapsulamento (não tem essa relação), mas para ter um bom software é bom que tenha essa relação.</text:p>
      <text:p text:style-name="P11">Mãe ou superclasse ou progenitora e Filha ou subclsse.</text:p>
      <text:p text:style-name="P13">FILHA → EXTENDS → MÃE</text:p>
      <text:p text:style-name="P14">O filho pode fazer coisas que a mãe não faz, mas faz tudo que a mãe faz</text:p>
      <text:p text:style-name="P23"/>
      <text:p text:style-name="P28">O aluno é uma pessoa, a classe aluno estende a classe pessoa, ou seja, quando eu digo extends é como dizer ampliar.</text:p>
      <text:p text:style-name="P23"/>
      <text:p text:style-name="P23">Uma subclasse pode ser uma superclasse dependendo de onde estou olhando. </text:p>
      <text:p text:style-name="P23"/>
      <text:p text:style-name="P29">Superclasse acima e subclasse abaixo</text:p>
      <text:p text:style-name="P23"/>
      <text:p text:style-name="P24">Quando tenho uma classe que não tem superclasse esta é a raiz da árvore hierárquica. </text:p>
      <text:p text:style-name="P24">As classes que não tem filhas são chamadas de folhas.</text:p>
      <text:p text:style-name="P25">Descendentes é neta da raiz e a filha da raiz não é descendente então para definir um descendente não conto a mãe</text:p>
      <text:p text:style-name="P25">Ancestral para ser ancestral é dos <text:span text:style-name="T1">netos</text:span> para baixo</text:p>
      <text:p text:style-name="P26">Quando percorre a árvore de cima para baixo <text:span text:style-name="T1">ESPECIALIZAÇÃO</text:span></text:p>
      <text:p text:style-name="P26">Quando percorre a árvore de baixo para cima é <text:span text:style-name="T1">GENERALIZAÇÃO</text:span></text:p>
      <text:p text:style-name="P26"/>
      <text:p text:style-name="P32">TIPOS DE HERANÇA</text:p>
      <text:p text:style-name="P27"/>
      <text:p text:style-name="P27">Herança de Implementação (pobre)</text:p>
      <text:p text:style-name="P27"/>
      <text:p text:style-name="P27">Herança para Diferença (rica)</text:p>
      <text:p text:style-name="P27"/>
      <text:p text:style-name="P27"><text:span text:style-name="T1">Classe Abstrata: </text:span><text:span text:style-name="T12">Não pode ser instanciada. <text:s/>Só pode servir como progenitora</text:span></text:p>
      <text:p text:style-name="P27"><text:span text:style-name="T1">Métod</text:span><text:span text:style-name="T3">o</text:span><text:span text:style-name="T1"> Abstrato: </text:span><text:span text:style-name="T12">Declarado, mas não implementado na progenitora. Só pode ser colocado dentro de uma interface ou de uma classe abstrata.</text:span></text:p>
      <text:p text:style-name="P27"><text:span text:style-name="T1">Classe Final: </text:span><text:span text:style-name="T12">Não pode ser herdada por outra classe. Ela é obrigatóriamente folha. Não pode ter filhos, ela é estéril ela é folha.</text:span></text:p>
      <text:p text:style-name="P27"><text:span text:style-name="T1">Métod Final: </text:span><text:span text:style-name="T12">Não pode ser sobrescrito pelas suas sub-classes. Obrigatoriamente herdado. Não pode gerar uma especialização </text:span></text:p>
      <text:p text:style-name="P23"/>
      <text:p text:style-name="P23"/>
      <text:p text:style-name="P20">3) Polimorfismo <text:span text:style-name="T15">(fazer diferente com mesmo nome)</text:span></text:p>
      <text:p text:style-name="P30">Permite que o mesmo nome represente vários comportamentos diferentes.</text:p>
      <text:p text:style-name="P30"/>
      <text:p text:style-name="P30">Todo método tem uma assinatura e esta consite em quantidade e tipos dos parâmetros <text:span text:style-name="T17">e o retorno não interessa. O que importa é a quantidade e o tipo dos parâmetros, se são iguais é a mesma assinatura.</text:span></text:p>
      <text:p text:style-name="P31"><text:soft-page-break/>Tipos de Polimorfismo, são 4, mas o Guanabara vai falar de 2.</text:p>
      <text:p text:style-name="P18"/>
      <text:p text:style-name="P18"><text:span text:style-name="T16">1. Sobreposição </text:span><text:span text:style-name="T17">(override) – </text:span><text:span text:style-name="T18">acontece quando substituimos um método de uma superclasse na sua subclasse, usando a mesma assinatura. </text:span><text:span text:style-name="T19">Então para ter sobreposição é necessário que os métodos tenham a mesma assinatura e que estejam em classes diferentes e a sobreposição só pode acontecer uma vez em cada classe (para aquele método).</text:span></text:p>
      <text:p text:style-name="P35">Assinaturas iguais em classes diferentes</text:p>
      <text:p text:style-name="P18"/>
      <text:p text:style-name="P30">2. Sobrecarga <text:span text:style-name="T20">Assinaturas diferentes na mesma classe é sobrecarga</text:span></text:p>
      <text:p text:style-name="P37">colocar o método na mesma classe e ter assinaturas diferentes</text:p>
      <text:p text:style-name="P37"/>
      <text:p text:style-name="P30"/>
      <text:p text:style-name="P33"/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2T17:32:43.836592909</meta:creation-date>
    <meta:generator>LibreOffice/6.4.6.2$Linux_X86_64 LibreOffice_project/40$Build-2</meta:generator>
    <dc:date>2021-01-21T15:33:35.102114116</dc:date>
    <meta:editing-duration>P12DT22H50M4S</meta:editing-duration>
    <meta:editing-cycles>29</meta:editing-cycles>
    <meta:document-statistic meta:table-count="0" meta:image-count="0" meta:object-count="0" meta:page-count="5" meta:paragraph-count="54" meta:word-count="763" meta:character-count="4655" meta:non-whitespace-character-count="3937"/>
  </office:meta>
</office:document-meta>
</file>